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officeooo:rsid="00130c88" officeooo:paragraph-rsid="00130c88"/>
    </style:style>
    <style:style style:name="P2" style:family="paragraph" style:parent-style-name="Standard">
      <style:paragraph-properties fo:text-align="justify" style:justify-single-word="false"/>
      <style:text-properties style:font-name="Carlito" officeooo:rsid="00130c88" officeooo:paragraph-rsid="00130c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istrasi</text:p>
      <text:p text:style-name="P1"/>
      <text:p text:style-name="P2"/>
      <text:p text:style-name="P2">1. Input Kategori</text:p>
      <text:p text:style-name="P2">2. Input Produk → key ke Kategor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6:48:15.020321634</meta:creation-date>
    <dc:date>2023-05-25T17:05:02.768466348</dc:date>
    <meta:editing-duration>PT17M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3" meta:word-count="11" meta:character-count="62" meta:non-whitespace-character-count="54"/>
  </office:meta>
</office:document-meta>
</file>